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8968" calcext:value-type="float">
            <text:p>62.6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6496" calcext:value-type="float">
            <text:p>64.1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5912" calcext:value-type="float">
            <text:p>64.0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1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3416" calcext:value-type="float">
            <text:p>62.3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48</text:p>
          </table:table-cell>
          <table:table-cell office:value-type="string" calcext:value-type="string">
            <text:p>12N 38W 29BCCC:71047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